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6pt" officeooo:rsid="0015f27e" officeooo:paragraph-rsid="0015f27e" style:font-size-asian="16pt" style:font-size-complex="16pt"/>
    </style:style>
    <style:style style:name="P3" style:family="paragraph" style:parent-style-name="Text_20_body">
      <style:paragraph-properties fo:text-align="end" style:justify-single-word="false"/>
      <style:text-properties style:font-name="DejaVu Sans Mono" fo:font-size="18pt" style:font-size-asian="18pt" style:font-size-complex="18pt"/>
    </style:style>
    <style:style style:name="P4" style:family="paragraph" style:parent-style-name="Text_20_body">
      <style:paragraph-properties fo:text-align="justify" style:justify-single-word="false"/>
      <style:text-properties style:font-name="DejaVu Sans Mono" fo:font-size="18pt" officeooo:rsid="0014319c" officeooo:paragraph-rsid="0014319c" style:font-size-asian="18pt" style:font-size-complex="18pt"/>
    </style:style>
    <style:style style:name="P5" style:family="paragraph" style:parent-style-name="Text_20_body">
      <style:paragraph-properties fo:text-align="justify" style:justify-single-word="false"/>
      <style:text-properties style:font-name="DejaVu Sans Mono" fo:font-size="18pt" officeooo:rsid="0015f27e" officeooo:paragraph-rsid="0015f27e" style:font-size-asian="18pt" style:font-size-complex="18pt"/>
    </style:style>
    <style:style style:name="P6" style:family="paragraph" style:parent-style-name="Text_20_body">
      <style:paragraph-properties fo:text-align="justify" style:justify-single-word="false"/>
      <style:text-properties style:font-name="DejaVu Sans Mono" fo:font-size="18pt" officeooo:rsid="001763de" officeooo:paragraph-rsid="001763de" style:font-size-asian="18pt" style:font-size-complex="18pt"/>
    </style:style>
    <style:style style:name="T1" style:family="text">
      <style:text-properties officeooo:rsid="0014319c"/>
    </style:style>
    <style:style style:name="T2" style:family="text">
      <style:text-properties fo:font-size="16pt" officeooo:rsid="0014319c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<text:tab/><text:span text:style-name="T1">Ref.:H234</text:span></text:p>
      <text:p text:style-name="P4"/>
      <text:p text:style-name="P5">Benvolguts/udes companys/es</text:p>
      <text:p text:style-name="P5"/>
      <text:p text:style-name="P5">Seguint la línia encetada en anys anteriors, ens plau comunicar-vos que</text:p>
      <text:p text:style-name="P5">teniu fins el pròxim mes d’abril per pagar el rebut de l’IBI</text:p>
      <text:p text:style-name="P5"/>
      <text:p text:style-name="P5"/>
      <text:p text:style-name="P5"/>
      <text:p text:style-name="P5">Atentament, </text:p>
      <text:p text:style-name="P5"/>
      <text:p text:style-name="P5">[Rúbrica]</text:p>
      <text:p text:style-name="P5"/>
      <text:p text:style-name="P5">Maria Puig i Comes</text:p>
      <text:p text:style-name="P6">Ajuntament de Maó</text:p>
      <text:p text:style-name="P6"/>
      <text:p text:style-name="P6">Maó, 28 de novembre del 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1:42:00.552479905</meta:creation-date>
    <dc:date>2023-11-28T12:44:40.221547848</dc:date>
    <meta:editing-duration>PT13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41" meta:character-count="252" meta:non-whitespace-character-count="218"/>
  </office:meta>
</office:document-meta>
</file>